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99000000CC0B8CD220C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ffff" draw:marker-end="Arrow" draw:marker-end-width="0.3cm" draw:fill="solid" draw:fill-color="#ffffff" draw:textarea-vertical-align="middle" draw:shadow="hidden" draw:shadow-offset-x="0.254cm" draw:shadow-offset-y="0.254cm" draw:shadow-color="#ffffff" draw:shadow-opacity="100%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0.98cm" svg:height="27.94cm" svg:x="0cm" svg:y="0.009cm">
          <draw:image xlink:href="Pictures/100000000000099000000CC0B8CD220C.jpg" xlink:type="simple" xlink:show="embed" xlink:actuate="onLoad">
            <text:p/>
          </draw:image>
        </draw:frame>
        <draw:connector draw:style-name="gr2" draw:text-style-name="P1" draw:layer="layout" svg:x1="20.98cm" svg:y1="13.979cm" svg:x2="20.98cm" svg:y2="13.979cm" draw:start-shape="id1" draw:end-shape="id1" svg:d="m20980 13979v0">
          <text:p/>
        </draw:connector>
        <draw:path draw:style-name="gr3" draw:text-style-name="P1" draw:layer="layout" svg:width="0.824cm" svg:height="3.089cm" svg:x="6.546cm" svg:y="8.86cm" svg:viewBox="0 0 825 3090" svg:d="m395 9c-615-111 130 796 25 1045s-420 392-420 392c0 0 291 91 410 392s-536 1270 415 1251">
          <text:p/>
        </draw:path>
        <draw:frame draw:style-name="gr4" draw:layer="layout" svg:width="3.008cm" svg:height="0.962cm" svg:x="3.274cm" svg:y="9.822cm">
          <draw:text-box>
            <text:p>Top Ring</text:p>
          </draw:text-box>
        </draw:frame>
        <draw:frame draw:style-name="gr4" draw:layer="layout" svg:width="3.855cm" svg:height="0.962cm" svg:x="1cm" svg:y="13.684cm">
          <draw:text-box>
            <text:p>Middle Ring</text:p>
          </draw:text-box>
        </draw:frame>
        <draw:frame draw:style-name="gr4" draw:layer="layout" svg:width="3.995cm" svg:height="0.962cm" svg:x="1cm" svg:y="15.345cm">
          <draw:text-box>
            <text:p>Bottom Ring</text:p>
          </draw:text-box>
        </draw:frame>
        <draw:line draw:style-name="gr5" draw:text-style-name="P1" draw:layer="layout" svg:x1="4.789cm" svg:y1="14.196cm" svg:x2="6.011cm" svg:y2="14.172cm">
          <text:p/>
        </draw:line>
        <draw:line draw:style-name="gr5" draw:text-style-name="P1" draw:layer="layout" svg:x1="4.911cm" svg:y1="15.858cm" svg:x2="6.084cm" svg:y2="15.858cm">
          <text:p/>
        </draw:line>
        <draw:frame draw:style-name="gr4" draw:layer="layout" svg:width="4.1cm" svg:height="0.962cm" svg:x="0.266cm" svg:y="17.073cm">
          <draw:text-box>
            <text:p>Solar Panels</text:p>
          </draw:text-box>
        </draw:frame>
        <draw:line draw:style-name="gr5" draw:text-style-name="P1" draw:layer="layout" svg:x1="4.249cm" svg:y1="17.562cm" svg:x2="5.593cm" svg:y2="17.562cm">
          <text:p/>
        </draw:line>
        <draw:frame draw:style-name="gr4" draw:text-style-name="P2" draw:layer="layout" svg:width="2.056cm" svg:height="0.962cm" svg:x="3.59cm" svg:y="21.956cm">
          <draw:text-box>
            <text:p text:style-name="P2"><text:span text:style-name="T1">ALFA</text:span></text:p>
          </draw:text-box>
        </draw:frame>
        <draw:line draw:style-name="gr6" draw:text-style-name="P1" draw:layer="layout" svg:x1="5.771cm" svg:y1="22.405cm" svg:x2="7.115cm" svg:y2="22.405cm">
          <text:p/>
        </draw:line>
        <draw:frame draw:style-name="gr4" draw:layer="layout" svg:width="4.668cm" svg:height="0.962cm" svg:x="4.037cm" svg:y="3.137cm">
          <draw:text-box>
            <text:p>GPS Antennas</text:p>
          </draw:text-box>
        </draw:frame>
        <draw:line draw:style-name="gr5" draw:text-style-name="P1" draw:layer="layout" svg:x1="8.474cm" svg:y1="3.876cm" svg:x2="10.841cm" svg:y2="6.681cm">
          <text:p/>
        </draw:line>
        <draw:line draw:style-name="gr5" draw:text-style-name="P1" draw:layer="layout" svg:x1="8.49cm" svg:y1="3.876cm" svg:x2="7.552cm" svg:y2="7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15T22:40:42</meta:creation-date>
    <dc:date>2017-02-24T23:09:19</dc:date>
    <dc:creator>Ben Rotter</dc:creator>
    <meta:editing-duration>P9DT13M27S</meta:editing-duration>
    <meta:editing-cycles>1</meta:editing-cycles>
    <meta:document-statistic meta:object-count="15"/>
    <meta:generator>OpenOffice/4.0.0$Unix OpenOffice.org_project/400m3$Build-9702</meta:generator>
  </office:meta>
</office:document-meta>
</file>